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172" officeooo:paragraph-rsid="001af17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af172" officeooo:paragraph-rsid="001af172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set</text:p>
      <text:p text:style-name="P1"/>
      <text:p text:style-name="P1">1. Semval 2016</text:p>
      <text:p text:style-name="P1"/>
      <text:p text:style-name="P1"># of tweets</text:p>
      <text:p text:style-name="P1"># of users</text:p>
      <text:p text:style-name="P1"/>
      <text:p text:style-name="P1">2. GOP</text:p>
      <text:p text:style-name="P1"/>
      <text:p text:style-name="P1"># of tweets</text:p>
      <text:p text:style-name="P1"># of users</text:p>
      <text:p text:style-name="P1"/>
      <text:p text:style-name="P1">3. Airlines</text:p>
      <text:p text:style-name="P1"/>
      <text:p text:style-name="P1"># of tweets</text:p>
      <text:p text:style-name="P1"># of us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6:30:43.209249079</meta:creation-date>
    <dc:date>2018-07-14T16:32:54.860979809</dc:date>
    <meta:editing-duration>PT2M13S</meta:editing-duration>
    <meta:editing-cycles>1</meta:editing-cycles>
    <meta:document-statistic meta:table-count="0" meta:image-count="0" meta:object-count="0" meta:page-count="1" meta:paragraph-count="10" meta:word-count="26" meta:character-count="101" meta:non-whitespace-character-count="85"/>
    <meta:generator>LibreOffice/5.1.6.2$Linux_X86_64 LibreOffice_project/10m0$Build-2</meta:generator>
  </office:meta>
</office:document-meta>
</file>